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NewRoman" svg:font-family="TimesNewRoman" style:font-family-generic="roman"/>
    <style:font-face style:name="Timesnewroman" svg:font-family="Timesnewroman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/>
      <style:text-properties fo:color="#000000" style:font-name="Timesnewroman" fo:font-size="13pt" fo:font-style="italic" fo:font-weight="normal" officeooo:paragraph-rsid="00058d55" fo:background-color="#ffffff" style:font-size-asian="13pt" style:font-style-asian="italic" style:font-size-complex="13pt" style:font-style-complex="italic"/>
    </style:style>
    <style:style style:name="P2" style:family="paragraph" style:parent-style-name="Standard">
      <style:paragraph-properties fo:line-height="150%"/>
      <style:text-properties fo:color="#000000" style:font-name="Timesnewroman" fo:font-size="14pt" fo:font-weight="bold" officeooo:rsid="004410d0" officeooo:paragraph-rsid="00058d55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color="#000000" style:font-name="Timesnewroman" fo:font-size="12pt" fo:font-style="italic" fo:font-weight="normal" officeooo:rsid="004410d0" officeooo:paragraph-rsid="00058d55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NewRoman" fo:font-size="14pt" fo:language="ru" fo:country="RU" officeooo:paragraph-rsid="00058d55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058d55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>
        <style:tab-stops/>
      </style:paragraph-properties>
      <style:text-properties fo:color="#000000" style:font-name="TimesNewRoman" officeooo:rsid="003c3f13" officeooo:paragraph-rsid="00058d55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NewRoman" fo:font-size="14pt" fo:language="ru" fo:country="RU" fo:font-weight="bold" officeooo:paragraph-rsid="00058d55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NewRoman" fo:font-size="14pt" fo:language="ru" fo:country="RU" fo:font-weight="bold" officeooo:paragraph-rsid="00058d55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NewRoman" fo:font-size="14pt" fo:language="ru" fo:country="RU" officeooo:paragraph-rsid="00058d55" style:font-size-asian="14pt" style:language-asian="ru" style:country-asian="RU" style:font-name-complex="Times New Roman2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NewRoman" fo:font-size="14pt" fo:language="ru" fo:country="RU" officeooo:rsid="003c3f13" officeooo:paragraph-rsid="00058d55" style:font-size-asian="14pt" style:language-asian="ru" style:country-asian="RU" style:font-name-complex="Times New Roman2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NewRoman" fo:font-size="14pt" fo:language="ru" fo:country="RU" officeooo:paragraph-rsid="00058d55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NewRoman" fo:font-size="14pt" officeooo:rsid="000b17c2" officeooo:paragraph-rsid="000b17c2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NewRoman" officeooo:paragraph-rsid="00058d55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NewRoman" officeooo:paragraph-rsid="00058d55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NewRoman" officeooo:paragraph-rsid="00058d55" style:font-size-complex="14pt"/>
    </style:style>
    <style:style style:name="P16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style:font-name="TimesNewRoman" fo:font-size="14pt" officeooo:rsid="001a84de" officeooo:paragraph-rsid="001a84de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NewRoman" officeooo:paragraph-rsid="00058d55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NewRoman" fo:font-size="14pt" fo:language="ru" fo:country="RU" officeooo:paragraph-rsid="00058d55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  <style:text-properties fo:color="#ff0000" style:font-name="TimesNewRoman" officeooo:rsid="003c3f13" officeooo:paragraph-rsid="00058d55" style:font-size-complex="14pt"/>
    </style:style>
    <style:style style:name="P2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058d55"/>
    </style:style>
    <style:style style:name="P21" style:family="paragraph" style:parent-style-name="Text_20_body">
      <style:paragraph-properties fo:line-height="150%" fo:text-align="justify" style:justify-single-word="false"/>
      <style:text-properties fo:color="#000000" style:font-name="TimesNewRoman" fo:font-size="14pt" officeooo:rsid="00058d55" officeooo:paragraph-rsid="00058d55" style:font-size-asian="14pt" style:font-size-complex="14pt"/>
    </style:style>
    <style:style style:name="P22" style:family="paragraph" style:parent-style-name="Text_20_body">
      <style:paragraph-properties fo:line-height="150%"/>
      <style:text-properties style:font-name="TimesNewRoman" officeooo:rsid="000ef043" officeooo:paragraph-rsid="00058d55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NewRoman" officeooo:paragraph-rsid="00058d55"/>
    </style:style>
    <style:style style:name="P24" style:family="paragraph" style:parent-style-name="Text_20_body">
      <style:paragraph-properties fo:line-height="150%"/>
      <style:text-properties style:font-name="TimesNewRoman" fo:font-size="14pt" officeooo:rsid="001d877d" officeooo:paragraph-rsid="001bac52" style:font-size-asian="14pt" style:font-size-complex="14pt"/>
    </style:style>
    <style:style style:name="P25" style:family="paragraph" style:parent-style-name="Text_20_body">
      <style:paragraph-properties fo:line-height="150%"/>
      <style:text-properties officeooo:rsid="001bac52" officeooo:paragraph-rsid="001bac52"/>
    </style:style>
    <style:style style:name="P26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Timesnewroman" fo:font-size="13pt" fo:font-style="italic" fo:font-weight="normal" fo:background-color="#ffffff" style:font-size-asian="13pt" style:font-style-asian="italic" style:font-size-complex="13pt" style:font-style-complex="italic"/>
    </style:style>
    <style:style style:name="P27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Timesnewroman" fo:font-size="13pt" fo:font-style="normal" fo:font-weight="bold" officeooo:rsid="001e2bae" officeooo:paragraph-rsid="001e2bae" fo:background-color="#ffffff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Text_20_body">
      <style:paragraph-properties fo:margin-top="0.353cm" fo:margin-bottom="0.353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NewRoman" fo:font-size="14pt" fo:font-style="normal" style:text-underline-style="none" fo:font-weight="normal" officeooo:paragraph-rsid="00058d55" style:text-blinking="false"/>
    </style:style>
    <style:style style:name="P29" style:family="paragraph" style:parent-style-name="Text_20_body">
      <style:paragraph-properties fo:margin-top="0.353cm" fo:margin-bottom="0.353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NewRoman" fo:font-size="14pt" fo:font-style="normal" style:text-underline-style="none" fo:font-weight="normal" officeooo:rsid="001ac5b6" officeooo:paragraph-rsid="001ac5b6" style:text-blinking="false" fo:background-color="transparent" style:font-size-asian="14pt" style:font-size-complex="14pt"/>
    </style:style>
    <style:style style:name="P3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NewRoman" fo:font-size="14pt" fo:language="ru" fo:country="RU" fo:font-weight="bold" officeooo:paragraph-rsid="00058d55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style:font-name="Timesnewroman" fo:font-size="14pt" officeooo:paragraph-rsid="00058d55" style:font-size-asian="14pt" style:font-size-complex="14pt"/>
    </style:style>
    <style:style style:name="P32" style:family="paragraph" style:parent-style-name="Standard">
      <style:paragraph-properties fo:line-height="150%"/>
      <style:text-properties fo:color="#000000" style:font-name="Timesnewroman" fo:font-size="12pt" fo:font-style="italic" fo:font-weight="normal" officeooo:rsid="004410d0" officeooo:paragraph-rsid="00058d55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Text_20_body">
      <style:paragraph-properties fo:line-height="150%" fo:text-align="justify" style:justify-single-word="false"/>
      <style:text-properties officeooo:paragraph-rsid="0021ffbe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TimesNewRoman" officeooo:paragraph-rsid="00058d55"/>
    </style:style>
    <style:style style:name="P35" style:family="paragraph" style:parent-style-name="Text_20_body">
      <style:paragraph-properties fo:line-height="150%" fo:text-align="justify" style:justify-single-word="false"/>
      <style:text-properties fo:color="#ffffff" officeooo:rsid="0021ffbe" officeooo:paragraph-rsid="0021ffbe"/>
    </style:style>
    <style:style style:name="P36" style:family="paragraph" style:parent-style-name="Text_20_body">
      <style:paragraph-properties fo:line-height="150%" fo:text-align="justify" style:justify-single-word="false"/>
      <style:text-properties fo:color="#ffffff" officeooo:paragraph-rsid="0021ffbe"/>
    </style:style>
    <style:style style:name="P37" style:family="paragraph" style:parent-style-name="Heading_20_2">
      <style:paragraph-properties fo:line-height="150%"/>
      <style:text-properties style:font-name="TimesNewRoman" officeooo:paragraph-rsid="00058d55"/>
    </style:style>
    <style:style style:name="P38" style:family="paragraph" style:parent-style-name="Heading_20_2">
      <style:paragraph-properties fo:line-height="150%" fo:text-align="justify" style:justify-single-word="false"/>
      <style:text-properties style:font-name="TimesNewRoman" officeooo:paragraph-rsid="00058d55"/>
    </style:style>
    <style:style style:name="P39" style:family="paragraph" style:parent-style-name="Heading_20_2">
      <style:paragraph-properties fo:line-height="150%"/>
      <style:text-properties style:font-name="TimesNewRoman" fo:font-size="14pt" officeooo:paragraph-rsid="00058d55" style:font-size-asian="14pt" style:font-size-complex="14pt"/>
    </style:style>
    <style:style style:name="P40" style:family="paragraph" style:parent-style-name="Heading_20_2">
      <style:paragraph-properties fo:line-height="150%" fo:text-align="justify" style:justify-single-word="false"/>
      <style:text-properties fo:color="#ffffff" style:font-name="TimesNewRoman" officeooo:rsid="0021ffbe" officeooo:paragraph-rsid="0021ffbe"/>
    </style:style>
    <style:style style:name="P41" style:family="paragraph" style:parent-style-name="Heading_20_2">
      <style:paragraph-properties fo:line-height="150%" fo:break-before="page"/>
      <style:text-properties style:font-name="TimesNewRoman" officeooo:paragraph-rsid="00058d55"/>
    </style:style>
    <style:style style:name="P42" style:family="paragraph" style:parent-style-name="Heading_20_1">
      <style:paragraph-properties fo:line-height="150%" fo:break-before="page"/>
      <style:text-properties fo:color="#000000" style:font-name="Timesnewroman" officeooo:rsid="000ef043" officeooo:paragraph-rsid="00058d55"/>
    </style:style>
    <style:style style:name="P43" style:family="paragraph">
      <loext:graphic-properties draw:fill-color="#000000"/>
      <style:paragraph-properties fo:text-align="center"/>
    </style:style>
    <style:style style:name="P44" style:family="paragraph">
      <loext:graphic-properties draw:fill="solid" draw:fill-color="#000000"/>
      <style:paragraph-properties fo:text-align="center"/>
    </style:style>
    <style:style style:name="P45" style:family="paragraph">
      <style:paragraph-properties fo:text-align="center"/>
    </style:style>
    <style:style style:name="T1" style:family="text">
      <style:text-properties officeooo:rsid="003c3f13"/>
    </style:style>
    <style:style style:name="T2" style:family="text">
      <style:text-properties fo:text-transform="uppercase" style:font-name="TimesNewRoman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5" style:family="text">
      <style:text-properties fo:color="#000000" fo:font-size="14pt" fo:language="ru" fo:country="RU" fo:font-weight="bold" officeooo:rsid="003c3f13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6" style:family="text">
      <style:text-properties fo:color="#000000" fo:font-size="14pt" fo:language="ru" fo:country="RU" fo:font-weight="bold" officeooo:rsid="000e11b5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7" style:family="text">
      <style:text-properties fo:font-variant="normal" fo:text-transform="none" style:font-name="TimesNewRoman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8" style:family="text">
      <style:text-properties fo:font-variant="normal" fo:text-transform="none" style:font-name="TimesNewRoman" fo:font-size="14pt" fo:language="ru" fo:country="RU" officeooo:rsid="003c3f13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9" style:family="text">
      <style:text-properties fo:font-variant="normal" fo:text-transform="none" style:font-name="TimesNewRoman" fo:font-size="14pt" fo:language="ru" fo:country="RU" officeooo:rsid="00058d55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0" style:family="text">
      <style:text-properties fo:font-variant="normal" fo:text-transform="none" style:font-name="TimesNewRoman" fo:font-size="14pt" fo:language="ru" fo:country="RU" officeooo:rsid="001a84de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1" style:family="text">
      <style:text-properties fo:color="#ff0000" style:font-size-complex="14pt"/>
    </style:style>
    <style:style style:name="T12" style:family="text">
      <style:text-properties fo:background-color="transparent" loext:char-shading-value="0" style:font-size-asian="14pt" style:font-size-complex="14pt"/>
    </style:style>
    <style:style style:name="T13" style:family="text">
      <style:text-properties officeooo:rsid="001ac5b6" fo:background-color="transparent" loext:char-shading-value="0" style:font-size-asian="14pt" style:font-size-complex="14pt"/>
    </style:style>
    <style:style style:name="T14" style:family="text">
      <style:text-properties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5" style:family="text">
      <style:text-properties fo:font-size="14pt" fo:language="ru" fo:country="RU" fo:font-weight="bold" officeooo:rsid="003c3f13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6" style:family="text">
      <style:text-properties fo:font-size="14pt" fo:language="ru" fo:country="RU" fo:font-weight="bold" officeooo:rsid="001a2958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7" style:family="text">
      <style:text-properties fo:font-size="14pt" fo:language="ru" fo:country="RU" style:font-size-asian="14pt" style:language-asian="ru" style:country-asian="RU" style:font-name-complex="Times New Roman2" style:font-size-complex="14pt" style:language-complex="ar" style:country-complex="SA"/>
    </style:style>
    <style:style style:name="T18" style:family="text">
      <style:text-properties fo:font-size="14pt" fo:language="ru" fo:country="RU" officeooo:rsid="0013326f" style:font-size-asian="14pt" style:language-asian="ru" style:country-asian="RU" style:font-name-complex="Times New Roman2" style:font-size-complex="14pt" style:language-complex="ar" style:country-complex="SA"/>
    </style:style>
    <style:style style:name="T19" style:family="text">
      <style:text-properties officeooo:rsid="000f2dbe"/>
    </style:style>
    <style:style style:name="T20" style:family="text">
      <style:text-properties officeooo:rsid="0013cc2b"/>
    </style:style>
    <style:style style:name="T21" style:family="text">
      <style:text-properties style:font-size-complex="14pt"/>
    </style:style>
    <style:style style:name="T22" style:family="text">
      <style:text-properties officeooo:rsid="003c3f13" style:font-size-complex="14pt"/>
    </style:style>
    <style:style style:name="T23" style:family="text">
      <style:text-properties officeooo:rsid="001ac5b6"/>
    </style:style>
    <style:style style:name="T24" style:family="text">
      <style:text-properties style:font-name="TimesNewRoman"/>
    </style:style>
    <style:style style:name="T25" style:family="text">
      <style:text-properties style:font-name="TimesNewRoman" fo:font-size="14pt" style:font-size-asian="14pt" style:font-size-complex="14pt"/>
    </style:style>
    <style:style style:name="T26" style:family="text">
      <style:text-properties style:font-name="TimesNewRoman" fo:font-size="14pt" officeooo:rsid="001d39b4" style:font-size-asian="14pt" style:font-size-complex="14pt"/>
    </style:style>
    <style:style style:name="T27" style:family="text">
      <style:text-properties style:font-name="TimesNewRoman" fo:font-size="14pt" officeooo:rsid="001d877d" style:font-size-asian="14pt" style:font-size-complex="14pt"/>
    </style:style>
    <style:style style:name="T28" style:family="text">
      <style:text-properties style:font-name="TimesNewRoman" officeooo:rsid="0021ffbe"/>
    </style:style>
    <style:style style:name="T29" style:family="text">
      <style:text-properties officeooo:rsid="001e2bae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-width="0.353cm" draw:marker-end-width="0.353cm" draw:fill="solid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4cm" svg:stroke-color="#ffffff" draw:marker-start-width="0.951cm" draw:marker-end-width="0.951cm" draw:textarea-horizontal-align="center" draw:textarea-vertical-align="middle" fo:padding-top="0.198cm" fo:padding-bottom="0.198cm" fo:padding-left="0.198cm" fo:padding-right="0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<text:span text:style-name="T1">­</text:span>м. В.И. Ульянова (Ленина)</text:p>
      <text:p text:style-name="P8">Кафедра МО ЭВМ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20"><text:span text:style-name="Book_20_Title"><text:span text:style-name="T2">отчет</text:span></text:span></text:p>
      <text:p text:style-name="P13"><text:span text:style-name="T14">по лабораторной работ</text:span><text:span text:style-name="T15">е №</text:span><text:span text:style-name="T16">5</text:span></text:p>
      <text:p text:style-name="P13"><text:span text:style-name="T14">по дисциплине </text:span><text:span text:style-name="T4">«</text:span><text:span text:style-name="T5">О</text:span><text:span text:style-name="T6">ЭВМиС</text:span><text:span text:style-name="T4">»</text:span></text:p>
      <text:p text:style-name="P5"><text:span text:style-name="Book_20_Title"><text:span text:style-name="T7">Тема: </text:span></text:span><text:span text:style-name="Book_20_Title"><text:span text:style-name="T8">"</text:span></text:span><text:span text:style-name="Book_20_Title"><text:span text:style-name="T10">Разработка собственного прерывания</text:span></text:span><text:span text:style-name="Book_20_Title"><text:span text:style-name="T9"> </text:span></text:span><text:span text:style-name="Book_20_Title"><text:span text:style-name="T8">"</text:span></text:span></text:p>
      <text:p text:style-name="P9"/>
      <text:p text:style-name="P9"/>
      <text:p text:style-name="P9"/>
      <text:p text:style-name="P9"/>
      <text:p text:style-name="P10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<text:span text:style-name="T21">Студент</text:span><text:span text:style-name="T11"> </text:span><text:span text:style-name="T21">гр. </text:span><text:span text:style-name="T22">9383</text:span></text:p>
          </table:table-cell>
          <table:table-cell table:style-name="Таблица1.B1" office:value-type="string">
            <text:p text:style-name="P17"/>
          </table:table-cell>
          <table:table-cell table:style-name="Таблица1.A1" office:value-type="string">
            <text:p text:style-name="P19"><text:span text:style-name="T3"><text:s text:c="11"/>Крейсманн К.В.</text:span> 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17"/>
          </table:table-cell>
          <table:table-cell table:style-name="Таблица1.A1" office:value-type="string">
            <text:p text:style-name="P6"><text:s/><text:span text:style-name="T19">Ефремов М.А.</text:span></text:p>
          </table:table-cell>
        </table:table-row>
      </table:table>
      <text:p text:style-name="P11"/>
      <text:p text:style-name="P11"/>
      <text:p text:style-name="P18">Санкт-Петербург</text:p>
      <text:p text:style-name="P4">20<text:span text:style-name="T1">20</text:span></text:p>
      <text:h text:style-name="P41" text:outline-level="2">Цель работы.</text:h>
      <text:p text:style-name="P21"><text:tab/><text:span text:style-name="T23">Получить навыки создания собственных прерываний. </text:span></text:p>
      <text:p text:style-name="P22"/>
      <text:h text:style-name="P37" text:outline-level="2">Задание.</text:h>
      <text:p text:style-name="P28"><text:span text:style-name="T12"><text:tab/></text:span><text:span text:style-name="T13">Разработать собственное прерывание. Шифр: 3A.</text:span></text:p>
      <text:p text:style-name="P29"><text:tab/>3 - 23h - прерывание, генерируемое при нажатии клавиш Control+c.</text:p>
      <text:p text:style-name="P29"><text:tab/>A - печать сообщения на экране</text:p>
      <text:p text:style-name="P29"/>
      <text:h text:style-name="P39" text:outline-level="2"><text:span text:style-name="T20">Ход </text:span>работы:</text:h>
      <text:p text:style-name="P25"><text:span text:style-name="T25"><text:tab/>В сегменте данных создаются переменные типа DW для хранения сегмента и смещения прерывания </text:span><text:span text:style-name="T26">KEEP_CS и KEEP_IP</text:span><text:span text:style-name="T25">. <text:s/></text:span><text:span text:style-name="T26">Также создается строка, которая будет выводиться во время обработки прерывания message. </text:span></text:p>
      <text:p text:style-name="P25"><text:span text:style-name="T25"><text:tab/>В сегменте кода создана процедура обработки прерывания MY_INT</text:span><text:span text:style-name="T26">, которая выводит строку, message на экран.</text:span></text:p>
      <text:p text:style-name="P25"><text:span text:style-name="T26"><text:tab/>Прерывание меняется следующим образом: с помощью функции 35h прерывания 21h получаем вектор прерывания 23h. Затем запоминаем этот вектор в переменные KEEP_CS и KEEP_IP. </text:span><text:span text:style-name="T27">Далее с помощью функции 25h прерывания 21h меняем прерывание 23h.</text:span></text:p>
      <text:p text:style-name="P24"><text:tab/>В конце программы восстанавливаем вектор прерывания.</text:p>
      <text:p text:style-name="P23"><draw:line text:anchor-type="paragraph" draw:z-index="2" draw:name="Фигура3" draw:style-name="gr3" draw:text-style-name="P43" svg:x1="17.041cm" svg:y1="94.222cm" svg:x2="11.852cm" svg:y2="94.293cm"><text:p/></draw:line><draw:line text:anchor-type="paragraph" draw:z-index="1" draw:name="Фигура2" draw:style-name="gr2" draw:text-style-name="P44" svg:x1="17.073cm" svg:y1="104.662cm" svg:x2="17.041cm" svg:y2="94.112cm"><text:p/></draw:line><draw:line text:anchor-type="paragraph" draw:z-index="0" draw:name="Фигура1" draw:style-name="gr1" draw:text-style-name="P43" svg:x1="12.169cm" svg:y1="94.112cm" svg:x2="17.104cm" svg:y2="94.147cm"><text:p/></draw:line><text:span text:style-name="T18">Разработанный программный код см. </text:span><text:span text:style-name="T17">в приложении А.</text:span></text:p>
      <text:h text:style-name="P40" text:outline-level="2"/>
      <text:h text:style-name="P40" text:outline-level="2"/>
      <text:h text:style-name="P40" text:outline-level="2">s</text:h>
      <text:p text:style-name="P35"><text:span text:style-name="T24">sdfsdfdsfsdfsd</text:span></text:p>
      <text:p text:style-name="P35"><text:span text:style-name="T24">sdf</text:span></text:p>
      <text:p text:style-name="P35"><text:span text:style-name="T24">sdfsd</text:span></text:p>
      <text:p text:style-name="P35"><text:soft-page-break/><text:span text:style-name="T24">f</text:span></text:p>
      <text:p text:style-name="P36"><text:span text:style-name="T28">sdf</text:span></text:p>
      <text:h text:style-name="P38" text:outline-level="2">Выводы.</text:h>
      <text:p text:style-name="P16">Получены навыки создания собственных прерываний.</text:p>
      <text:p text:style-name="P12"/>
      <text:p text:style-name="P31"><draw:line text:anchor-type="paragraph" draw:z-index="3" draw:name="Фигура5" draw:style-name="gr4" draw:text-style-name="P45" svg:x1="11.642cm" svg:y1="2.591cm" svg:x2="18.093cm" svg:y2="2.591cm"><text:p/></draw:line></text:p>
      <text:h text:style-name="P42" text:outline-level="1">Приложение А<text:line-break/>Исходный код программы</text:h>
      <text:p text:style-name="P2">Файл <text:span text:style-name="T29">lb5.asm</text:span></text:p>
      <text:p text:style-name="P1">dosseg</text:p>
      <text:p text:style-name="P1">.model small</text:p>
      <text:p text:style-name="P1">.stack 400h</text:p>
      <text:p text:style-name="P1">.data</text:p>
      <text:p text:style-name="P1"><text:s text:c="4"/>KEEP_CS DW 0 <text:tab/> ;для хранения сегмента</text:p>
      <text:p text:style-name="P1"><text:s text:c="4"/>KEEP_IP DW 0 <text:tab/> ;для хранения смещения вектора прерывания</text:p>
      <text:p text:style-name="P1"><text:s text:c="4"/>KEEP_SS DW 0</text:p>
      <text:p text:style-name="P1"><text:s text:c="4"/>KEEP_SP DW 0</text:p>
      <text:p text:style-name="P1"><text:s text:c="4"/>message db 'ControlC$'</text:p>
      <text:p text:style-name="P1"><text:s text:c="4"/>mas dw 100h dup(?)</text:p>
      <text:p text:style-name="P1">.code</text:p>
      <text:p text:style-name="P1"><text:s text:c="4"/>mov ax,@data</text:p>
      <text:p text:style-name="P1"><text:s text:c="4"/>mov ds,ax</text:p>
      <text:p text:style-name="P1"><text:s text:c="4"/>mov ah,35h <text:s text:c="2"/><text:tab/> ;функция получения вектора</text:p>
      <text:p text:style-name="P1"><text:s text:c="4"/>mov al,23h <text:s text:c="2"/><text:tab/> ;номер прерывания</text:p>
      <text:p text:style-name="P1"><text:s text:c="4"/>int 21h <text:s text:c="5"/><text:tab/> ;получаем вектор </text:p>
      <text:p text:style-name="P1"><text:s text:c="4"/>mov keep_cs,es <text:tab/> ;запоминание сегмента вектора прерывания</text:p>
      <text:p text:style-name="P1"><text:s text:c="4"/>mov keep_ip,bx <text:tab/> ;запоминание смещения </text:p>
      <text:p text:style-name="P1"><text:s text:c="4"/>push ds<text:tab/> <text:s text:c="2"/><text:tab/> ;сохраняем ds</text:p>
      <text:p text:style-name="P1"><text:s text:c="4"/>mov ax, seg MY_INT <text:s text:c="2"/>;сегмент процедуры помещаем в ax</text:p>
      <text:p text:style-name="P1"><text:s text:c="4"/>mov ds,ax<text:tab/> <text:s text:c="8"/>;перемещаем в ds</text:p>
      <text:p text:style-name="P1"><text:s text:c="4"/>mov dx,offset MY_INT ;смещение для процедуры помещаем в dx</text:p>
      <text:p text:style-name="P1"><text:s text:c="4"/>mov ah,25h<text:tab/><text:tab/> ;функция установки вектора</text:p>
      <text:p text:style-name="P1"><text:s text:c="4"/>mov al,23h<text:tab/><text:tab/> ;номер прерывания</text:p>
      <text:p text:style-name="P1"><text:s text:c="4"/>int 21h<text:tab/><text:tab/> ;меняем прерывание</text:p>
      <text:p text:style-name="P1"><text:s text:c="4"/>pop ds</text:p>
      <text:p text:style-name="P1"><text:s text:c="4"/></text:p>
      <text:p text:style-name="P1"><text:s text:c="7"/></text:p>
      <text:p text:style-name="P1"/>
      <text:p text:style-name="P1"><text:soft-page-break/><text:s text:c="4"/>while:</text:p>
      <text:p text:style-name="P1"><text:s text:c="4"/>mov ah,1h</text:p>
      <text:p text:style-name="P1"><text:s text:c="4"/>int 21h</text:p>
      <text:p text:style-name="P1"><text:s text:c="4"/>cmp al,1Bh</text:p>
      <text:p text:style-name="P1"><text:s text:c="4"/>je metka</text:p>
      <text:p text:style-name="P1"><text:s text:c="4"/>jmp while <text:s text:c="2"/></text:p>
      <text:p text:style-name="P1"><text:s text:c="4"/>MY_INT proc far</text:p>
      <text:p text:style-name="P1"><text:s text:c="4"/>cli</text:p>
      <text:p text:style-name="P1"><text:s text:c="4"/>mov keep_ss,ss</text:p>
      <text:p text:style-name="P1"><text:s text:c="4"/>mov keep_sp,sp</text:p>
      <text:p text:style-name="P1"><text:s text:c="4"/>mov ax,seg mas</text:p>
      <text:p text:style-name="P1"><text:s text:c="4"/>mov ss,ax</text:p>
      <text:p text:style-name="P1"><text:s text:c="4"/>mov ax,offset mas</text:p>
      <text:p text:style-name="P1"><text:s text:c="4"/>add ax,100h</text:p>
      <text:p text:style-name="P1"><text:s text:c="4"/>mov sp,ax</text:p>
      <text:p text:style-name="P1"><text:s text:c="4"/>sti</text:p>
      <text:p text:style-name="P1"><text:s text:c="4"/>push dx</text:p>
      <text:p text:style-name="P1"><text:s text:c="4"/>push ax</text:p>
      <text:p text:style-name="P1"><text:s text:c="4"/>mov dx,offset message<text:tab/>;смещение для сообщения </text:p>
      <text:p text:style-name="P1"><text:s text:c="4"/>mov ah,9h<text:tab/><text:tab/><text:tab/>;номер функции</text:p>
      <text:p text:style-name="P1"><text:s text:c="4"/>int 21h<text:tab/><text:tab/><text:tab/>;вызов прерывания</text:p>
      <text:p text:style-name="P1"><text:s text:c="4"/>mov al,20h<text:tab/><text:tab/><text:tab/>;&gt;разрешение обработки прерываний</text:p>
      <text:p text:style-name="P1"><text:s text:c="4"/>out 20h,al <text:s text:c="17"/>;&gt;более низкого уровня</text:p>
      <text:p text:style-name="P1"><text:s text:c="4"/>pop ax</text:p>
      <text:p text:style-name="P1"><text:s text:c="4"/>pop dx</text:p>
      <text:p text:style-name="P1"><text:s text:c="4"/>cli <text:s text:c="3"/></text:p>
      <text:p text:style-name="P1"><text:s text:c="4"/>mov ax,keep_ss</text:p>
      <text:p text:style-name="P1"><text:s text:c="4"/>mov ss,ax</text:p>
      <text:p text:style-name="P1"><text:s text:c="4"/>mov sp,keep_sp</text:p>
      <text:p text:style-name="P1"><text:s text:c="4"/>sti</text:p>
      <text:p text:style-name="P1"><text:s text:c="4"/>iret </text:p>
      <text:p text:style-name="P1"><text:s text:c="4"/>MY_INT endp</text:p>
      <text:p text:style-name="P1"><text:soft-page-break/></text:p>
      <text:p text:style-name="P1">metka:</text:p>
      <text:p text:style-name="P1"><text:s text:c="4"/>push ds<text:tab/><text:tab/><text:tab/></text:p>
      <text:p text:style-name="P1"><text:s text:c="4"/>mov dx,keep_ip<text:tab/><text:tab/>;восстанавливаем смещение для прерывания</text:p>
      <text:p text:style-name="P1"><text:s text:c="4"/>mov ax,keep_cs<text:tab/><text:tab/>;восстанавливаем сегмент прерывания</text:p>
      <text:p text:style-name="P1"><text:s text:c="4"/>mov ds,ax<text:tab/><text:tab/><text:tab/>;заносим его в ds</text:p>
      <text:p text:style-name="P1"><text:s text:c="4"/>mov ah,25h<text:tab/><text:tab/><text:tab/>;функция установки вектора</text:p>
      <text:p text:style-name="P1"><text:s text:c="4"/>mov al,23h<text:tab/><text:tab/><text:tab/>;номер прерывания</text:p>
      <text:p text:style-name="P1"><text:s text:c="4"/>int 21h<text:tab/><text:tab/><text:tab/>;меняем прерывание</text:p>
      <text:p text:style-name="P1"><text:s text:c="4"/>pop ds<text:tab/><text:tab/><text:tab/></text:p>
      <text:p text:style-name="P1"><text:s text:c="4"/>mov ah,4ch</text:p>
      <text:p text:style-name="P1"><text:s text:c="4"/></text:p>
      <text:p text:style-name="P1"><text:s text:c="4"/>int 21h</text:p>
      <text:p text:style-name="P1">end </text:p>
      <text:p text:style-name="P26"/>
      <text:p text:style-name="P27">Файл lb5.lst</text:p>
      <text:p text:style-name="P3">#Microsoft (R) Macro Assembler Version 5.00 <text:s text:c="17"/>11/4/20 17:51:03</text:p>
      <text:p text:style-name="P3"><text:s text:c="61"/>Page <text:s text:c="4"/>1-1</text:p>
      <text:p text:style-name="P3"/>
      <text:p text:style-name="P3"/>
      <text:p text:style-name="P3"><text:tab/><text:tab/><text:tab/><text:tab/>dosseg </text:p>
      <text:p text:style-name="P3"><text:tab/><text:tab/><text:tab/><text:tab/>.model small </text:p>
      <text:p text:style-name="P3"><text:s/>0400<text:tab/><text:tab/><text:tab/><text:tab/>.stack 400h </text:p>
      <text:p text:style-name="P3"><text:s/>0000<text:tab/><text:tab/><text:tab/><text:tab/>.data </text:p>
      <text:p text:style-name="P3"><text:s/>0000 <text:s/>0000<text:tab/><text:tab/><text:tab/> <text:s text:c="3"/>KEEP_CS DW 0 <text:tab/> </text:p>
      <text:p text:style-name="P3"><text:s/>0002 <text:s/>0000<text:tab/><text:tab/><text:tab/> <text:s text:c="3"/>KEEP_IP DW 0 <text:tab/> </text:p>
      <text:p text:style-name="P3"><text:s/>0004 <text:s/>43 6F 6E 74 72 6F 6C<text:tab/> <text:s text:c="3"/>message db 'Control + c$' </text:p>
      <text:p text:style-name="P3"><text:s text:c="7"/>20 2B 20 63 24<text:tab/><text:tab/></text:p>
      <text:p text:style-name="P3"><text:s/>0000<text:tab/><text:tab/><text:tab/><text:tab/>.code </text:p>
      <text:p text:style-name="P3"><text:s/>0000 <text:s/>B8 ---- R<text:tab/><text:tab/> <text:s text:c="3"/>mov ax,@data </text:p>
      <text:p text:style-name="P3"><text:s/>0003 <text:s/>8E D8<text:tab/><text:tab/><text:tab/> <text:s text:c="3"/>mov ds,ax </text:p>
      <text:p text:style-name="P3"><text:s/>0005 <text:s/>B4 35<text:tab/><text:tab/><text:tab/> <text:s text:c="3"/>mov ah,35h <text:s text:c="2"/><text:tab/> </text:p>
      <text:p text:style-name="P3"><text:s/>0007 <text:s/>B0 23<text:tab/><text:tab/><text:tab/> <text:s text:c="3"/>mov al,23h <text:s text:c="2"/><text:tab/></text:p>
      <text:p text:style-name="P3"><text:soft-page-break/><text:s/>0009 <text:s/>CD 21<text:tab/><text:tab/><text:tab/> <text:s text:c="3"/>int 21h <text:s text:c="5"/><text:tab/></text:p>
      <text:p text:style-name="P3"><text:s/>000B <text:s/>8C 06 0000 R<text:tab/><text:tab/> <text:s text:c="3"/>mov keep_cs,es <text:tab/> </text:p>
      <text:p text:style-name="P3"><text:s/>000F <text:s/>89 1E 0002 R<text:tab/><text:tab/> <text:s text:c="3"/>mov keep_ip,bx <text:tab/> </text:p>
      <text:p text:style-name="P3"><text:s/>0013 <text:s/>1E<text:tab/><text:tab/><text:tab/> <text:s text:c="3"/>push ds<text:tab/> <text:s text:c="2"/><text:tab/> </text:p>
      <text:p text:style-name="P3"><text:tab/><text:tab/><text:tab/><text:tab/> </text:p>
      <text:p text:style-name="P3"><text:s/>0014 <text:s/>B8 ---- R<text:tab/><text:tab/> <text:s text:c="3"/>mov ax, seg MY_INT <text:s/></text:p>
      <text:p text:style-name="P3"><text:s/>0017 <text:s/>8E D8<text:tab/><text:tab/><text:tab/> <text:s text:c="3"/>mov ds,ax<text:tab/> <text:s text:c="5"/></text:p>
      <text:p text:style-name="P3"><text:s/>0019 <text:s/>BA 0026 R<text:tab/><text:tab/> <text:s text:c="3"/>mov dx,offset MY_INT </text:p>
      <text:p text:style-name="P3"><text:s/>001C <text:s/>B4 25<text:tab/><text:tab/><text:tab/> <text:s text:c="3"/>mov ah,25h<text:tab/><text:tab/> </text:p>
      <text:p text:style-name="P3"><text:s/>001E <text:s/>B0 23<text:tab/><text:tab/><text:tab/> <text:s text:c="3"/>mov al,23h<text:tab/><text:tab/> </text:p>
      <text:p text:style-name="P3"><text:s/>0020 <text:s/>CD 21<text:tab/><text:tab/><text:tab/> <text:s text:c="3"/>int 21h<text:tab/><text:tab/> </text:p>
      <text:p text:style-name="P3"><text:s/>0022 <text:s/>1F<text:tab/><text:tab/><text:tab/> <text:s text:c="3"/>pop ds </text:p>
      <text:p text:style-name="P3"><text:s/>0023 <text:s/>EB 11 90<text:tab/><text:tab/><text:tab/> <text:s text:c="6"/>jmp metka <text:s/></text:p>
      <text:p text:style-name="P3"><text:tab/><text:tab/><text:tab/><text:tab/> <text:s text:c="3"/></text:p>
      <text:p text:style-name="P3"><text:s/>0026<text:tab/><text:tab/><text:tab/><text:tab/> <text:s text:c="3"/>MY_INT proc far </text:p>
      <text:p text:style-name="P3"><text:s/>0026 <text:s/>52<text:tab/><text:tab/><text:tab/> <text:s text:c="3"/>push dx </text:p>
      <text:p text:style-name="P3"><text:s/>0027 <text:s/>50<text:tab/><text:tab/><text:tab/> <text:s text:c="3"/>push ax </text:p>
      <text:p text:style-name="P3"><text:s/>0028 <text:s/>BA 0004 R<text:tab/><text:tab/> <text:s text:c="3"/>mov dx,offset message<text:tab/></text:p>
      <text:p text:style-name="P3"><text:s/>002B <text:s/>B4 09<text:tab/><text:tab/><text:tab/> <text:s text:c="3"/>mov ah,9h<text:tab/><text:tab/><text:tab/></text:p>
      <text:p text:style-name="P3"><text:s/>002D <text:s/>CD 21<text:tab/><text:tab/><text:tab/> <text:s text:c="3"/>int 21h<text:tab/><text:tab/><text:tab/></text:p>
      <text:p text:style-name="P3"><text:s/>002F <text:s/>B0 20<text:tab/><text:tab/><text:tab/> <text:s text:c="3"/>mov al,20h<text:tab/><text:tab/><text:tab/></text:p>
      <text:p text:style-name="P3"><text:tab/><text:tab/><text:tab/><text:tab/> </text:p>
      <text:p text:style-name="P3">#Microsoft (R) Macro Assembler Version 5.00 <text:s text:c="17"/>11/4/20 17:51:03</text:p>
      <text:p text:style-name="P3"><text:s text:c="61"/>Page <text:s text:c="4"/>1-2</text:p>
      <text:p text:style-name="P3"/>
      <text:p text:style-name="P3"/>
      <text:p text:style-name="P3"><text:s/>0031 <text:s/>E6 20<text:tab/><text:tab/><text:tab/> <text:s text:c="3"/>out 20h,al <text:s text:c="18"/></text:p>
      <text:p text:style-name="P3"><text:s/>0033 <text:s/>58<text:tab/><text:tab/><text:tab/> <text:s text:c="3"/>pop ax </text:p>
      <text:p text:style-name="P3"><text:s/>0034 <text:s/>5A<text:tab/><text:tab/><text:tab/> <text:s text:c="3"/>pop dx </text:p>
      <text:p text:style-name="P3"><text:s/>0035 <text:s/>CF<text:tab/><text:tab/><text:tab/> <text:s text:c="3"/>iret <text:s/></text:p>
      <text:p text:style-name="P3"><text:s/>0036<text:tab/><text:tab/><text:tab/><text:tab/> <text:s text:c="3"/>MY_INT endp </text:p>
      <text:p text:style-name="P3"><text:s/>0036<text:tab/><text:tab/><text:tab/><text:tab/>metka: </text:p>
      <text:p text:style-name="P3"><text:tab/><text:tab/><text:tab/><text:tab/> <text:s text:c="2"/>; int 23h </text:p>
      <text:p text:style-name="P3"><text:s/>0036 <text:s/>1E<text:tab/><text:tab/><text:tab/> <text:s text:c="3"/>push ds<text:tab/><text:tab/><text:tab/> </text:p>
      <text:p text:style-name="P3"><text:s/>0037 <text:s/>8B 16 0002 R<text:tab/><text:tab/> <text:s text:c="3"/>mov dx,keep_ip<text:tab/><text:tab/></text:p>
      <text:p text:style-name="P3"><text:soft-page-break/><text:s/>003B <text:s/>A1 0000 R<text:tab/><text:tab/> <text:s text:c="3"/>mov ax,keep_cs<text:tab/><text:tab/></text:p>
      <text:p text:style-name="P3"><text:s/>003E <text:s/>8E D8<text:tab/><text:tab/><text:tab/> <text:s text:c="3"/>mov ds,ax<text:tab/><text:tab/><text:tab/></text:p>
      <text:p text:style-name="P3"><text:s/>0040 <text:s/>B4 25<text:tab/><text:tab/><text:tab/> <text:s text:c="3"/>mov ah,25h<text:tab/><text:tab/><text:tab/></text:p>
      <text:p text:style-name="P3"><text:s/>0042 <text:s/>B0 23<text:tab/><text:tab/><text:tab/> <text:s text:c="3"/>mov al,23h<text:tab/><text:tab/><text:tab/></text:p>
      <text:p text:style-name="P3"><text:s/>0044 <text:s/>CD 21<text:tab/><text:tab/><text:tab/> <text:s text:c="3"/>int 21h<text:tab/><text:tab/><text:tab/></text:p>
      <text:p text:style-name="P3"><text:s/>0046 <text:s/>1F<text:tab/><text:tab/><text:tab/> <text:s text:c="3"/>pop ds<text:tab/><text:tab/><text:tab/> </text:p>
      <text:p text:style-name="P3"><text:s/>0047 <text:s/>B4 4C<text:tab/><text:tab/><text:tab/> <text:s text:c="3"/>mov ah,4ch </text:p>
      <text:p text:style-name="P3"><text:s/>0049 <text:s/>CD 21<text:tab/><text:tab/><text:tab/> <text:s text:c="3"/>int 21h </text:p>
      <text:p text:style-name="P3"><text:s/>004B<text:tab/><text:tab/><text:tab/><text:tab/>end <text:s/></text:p>
      <text:p text:style-name="P3">#Microsoft (R) Macro Assembler Version 5.00 <text:s text:c="17"/>11/4/20 17:51:03</text:p>
      <text:p text:style-name="P3"><text:s text:c="61"/>Symbols-1</text:p>
      <text:p text:style-name="P3">Segments and Groups:</text:p>
      <text:p text:style-name="P3"/>
      <text:p text:style-name="P3"><text:s text:c="16"/>N a m e <text:s text:c="8"/><text:tab/>Length<text:tab/> Align<text:tab/>Combine Class</text:p>
      <text:p text:style-name="P3"/>
      <text:p text:style-name="P3">DGROUP . . . . . . . . . . . . . <text:s/><text:tab/>GROUP</text:p>
      <text:p text:style-name="P3"><text:s text:c="2"/>_DATA <text:s/>. . . . . . . . . . . . <text:s/><text:tab/>0010<text:tab/>WORD<text:tab/>PUBLIC<text:tab/>'DATA'</text:p>
      <text:p text:style-name="P3"><text:s text:c="2"/>STACK <text:s/>. . . . . . . . . . . . <text:s/><text:tab/>0400<text:tab/>PARA<text:tab/>STACK<text:tab/>'STACK'</text:p>
      <text:p text:style-name="P3">_TEXT <text:s/>. . . . . . . . . . . . . <text:s/><text:tab/>004B<text:tab/>WORD<text:tab/>PUBLIC<text:tab/>'CODE'</text:p>
      <text:p text:style-name="P3"/>
      <text:p text:style-name="P3">Symbols: <text:s text:c="11"/></text:p>
      <text:p text:style-name="P3"/>
      <text:p text:style-name="P3"><text:s text:c="16"/>N a m e <text:s text:c="8"/><text:tab/>Type<text:tab/> Value<text:tab/> Attr</text:p>
      <text:p text:style-name="P3"/>
      <text:p text:style-name="P3">KEEP_CS <text:s/>. . . . . . . . . . . . <text:s/><text:tab/>L WORD<text:tab/>0000<text:tab/>_DATA</text:p>
      <text:p text:style-name="P3">KEEP_IP <text:s/>. . . . . . . . . . . . <text:s/><text:tab/>L WORD<text:tab/>0002<text:tab/>_DATA</text:p>
      <text:p text:style-name="P3"/>
      <text:p text:style-name="P3">MESSAGE <text:s/>. . . . . . . . . . . . <text:s/><text:tab/>L BYTE<text:tab/>0004<text:tab/>_DATA</text:p>
      <text:p text:style-name="P3">METKA <text:s/>. . . . . . . . . . . . . <text:s/><text:tab/>L NEAR<text:tab/>0036<text:tab/>_TEXT</text:p>
      <text:p text:style-name="P3">MY_INT . . . . . . . . . . . . . <text:s/><text:tab/>F PROC<text:tab/>0026<text:tab/>_TEXT<text:tab/>Length = 0010</text:p>
      <text:p text:style-name="P3"/>
      <text:p text:style-name="P3">@CODE <text:s/>. . . . . . . . . . . . . <text:s/><text:tab/>TEXT <text:s/>_TEXT<text:tab/><text:tab/></text:p>
      <text:p text:style-name="P3">@CODESIZE <text:s/>. . . . . . . . . . . <text:s/><text:tab/>TEXT <text:s/>0<text:tab/><text:tab/></text:p>
      <text:p text:style-name="P3">@DATASIZE <text:s/>. . . . . . . . . . . <text:s/><text:tab/>TEXT <text:s/>0<text:tab/><text:tab/></text:p>
      <text:p text:style-name="P3">@FILENAME <text:s/>. . . . . . . . . . . <text:s/><text:tab/>TEXT <text:s/>lb5<text:tab/><text:tab/></text:p>
      <text:p text:style-name="P3"><text:soft-page-break/></text:p>
      <text:p text:style-name="P3"/>
      <text:p text:style-name="P3"><text:s text:c="5"/>50 Source <text:s/>Lines</text:p>
      <text:p text:style-name="P3"><text:s text:c="5"/>50 Total <text:s text:c="2"/>Lines</text:p>
      <text:p text:style-name="P3"><text:s text:c="5"/>19 Symbols</text:p>
      <text:p text:style-name="P3"/>
      <text:p text:style-name="P3"><text:s text:c="2"/>51182 + 465362 Bytes symbol space free</text:p>
      <text:p text:style-name="P3"/>
      <text:p text:style-name="P3"><text:s text:c="6"/>0 Warning Errors</text:p>
      <text:p text:style-name="P3"><text:s text:c="6"/>0 Severe <text:s/>Err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NewRoman" svg:font-family="TimesNewRoman" style:font-family-generic="roman"/>
    <style:font-face style:name="Timesnewroman" svg:font-family="Timesnewroman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head_20_1" draw:display-name="Arrowhead 1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23:58:30.037208537</meta:creation-date>
    <dc:date>2020-11-18T18:11:32.845171698</dc:date>
    <meta:editing-duration>PT1H3M15S</meta:editing-duration>
    <meta:editing-cycles>20</meta:editing-cycles>
    <meta:generator>LibreOffice/6.0.7.3$Linux_X86_64 LibreOffice_project/00m0$Build-3</meta:generator>
    <meta:document-statistic meta:table-count="1" meta:image-count="0" meta:object-count="0" meta:page-count="9" meta:paragraph-count="193" meta:word-count="916" meta:character-count="5918" meta:non-whitespace-character-count="3895"/>
  </office:meta>
</office:document-meta>
</file>